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3716*"/>
    </style:style>
    <style:style style:name="Table1.B" style:family="table-column">
      <style:table-column-properties style:rel-column-width="19812*"/>
    </style:style>
    <style:style style:name="Table1.C" style:family="table-column">
      <style:table-column-properties style:rel-column-width="32005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7808*"/>
    </style:style>
    <style:style style:name="Table2.B" style:family="table-column">
      <style:table-column-properties style:rel-column-width="11397*"/>
    </style:style>
    <style:style style:name="Table2.C" style:family="table-column">
      <style:table-column-properties style:rel-column-width="36329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3878*"/>
    </style:style>
    <style:style style:name="Table3.B" style:family="table-column">
      <style:table-column-properties style:rel-column-width="20046*"/>
    </style:style>
    <style:style style:name="Table3.C" style:family="table-column">
      <style:table-column-properties style:rel-column-width="31611*"/>
    </style:style>
    <style:style style:name="Table3.A1" style:family="table-cell">
      <style:table-cell-properties fo:border="none"/>
    </style:style>
  </office:automatic-styles>
  <office:body>
    <office:text>
      <text:p text:style-name="Title">Dot</text:p>
      <text:p text:style-name="P1">Dot <text:s text:c="1"/>// <text:s text:c="1"/>Generalized dot product operation</text:p>
      <text:h text:style-name="Heading_20_1" text:outline-level="1">Description</text:h>
      <text:p text:style-name="First_20_paragraph">Generalized dot product operation, including scalar-tensor product, matrix-vector product, and matrix multiplication.</text:p>
      <text:p text:style-name="Text_20_body">A few common cases are as follows:</text:p>
      <text:list text:style-name="L1">
        <text:list-item>
          <text:p text:style-name="P2">If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r <draw:frame draw:style-name="fr1" text:anchor-type="as-char"><draw:object xlink:href="Formula-4/" xlink:type="simple" xlink:show="embed" xlink:actuate="onLoad"/></draw:frame>, the operation is a scalar-tensor product.</text:p>
        </text:list-item>
        <text:list-item>
          <text:p text:style-name="P2">If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, and <draw:frame draw:style-name="fr1" text:anchor-type="as-char"><draw:object xlink:href="Formula-10/" xlink:type="simple" xlink:show="embed" xlink:actuate="onLoad"/></draw:frame>, the operation is a matrix-vector product.</text:p>
        </text:list-item>
        <text:list-item>
          <text:p text:style-name="P2">If <draw:frame draw:style-name="fr1" text:anchor-type="as-char"><draw:object xlink:href="Formula-12/" xlink:type="simple" xlink:show="embed" xlink:actuate="onLoad"/></draw:frame> and <draw:frame draw:style-name="fr1" text:anchor-type="as-char"><draw:object xlink:href="Formula-14/" xlink:type="simple" xlink:show="embed" xlink:actuate="onLoad"/></draw:frame>, the operation is a matrix multiplication.</text:p>
        </text:list-item>
      </text:list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<draw:frame draw:style-name="fr1" text:anchor-type="as-char"><draw:object xlink:href="Formula-16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18/" xlink:type="simple" xlink:show="embed" xlink:actuate="onLoad"/></draw:frame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</table:table-cell>
            <table:table-cell table:style-name="Table2.A1" office:value-type="string">
      </table:table-cell>
          </table:table-row>
        </table:table-header-rows>
        <table:table-row>
          <table:table-cell table:style-name="Table2.A1" office:value-type="string">
            <text:p text:style-name="Table_20_Contents">reduction_axes_count</text:p>
          </table:table-cell>
          <table:table-cell table:style-name="Table2.A1" office:value-type="string">
            <text:p text:style-name="Table_20_Contents"><text:span text:style-name="Source_Text">size_t</text:span></text:p>
          </table:table-cell>
          <table:table-cell table:style-name="Table2.A1" office:value-type="string">
            <text:p text:style-name="Table_20_Contents">The number of axes to reduce through dot-product (corresponds to <draw:frame draw:style-name="fr1" text:anchor-type="as-char"><draw:object xlink:href="Formula-20/" xlink:type="simple" xlink:show="embed" xlink:actuate="onLoad"/></draw:frame> in the formulas above)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0</text:span></text:p>
          </table:table-cell>
          <table:table-cell table:style-name="Table3.A1" office:value-type="string">
            <text:p text:style-name="Table_20_Contents"><draw:frame draw:style-name="fr1" text:anchor-type="as-char"><draw:object xlink:href="Formula-22/" xlink:type="simple" xlink:show="embed" xlink:actuate="onLoad"/></draw:frame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24/" xlink:type="simple" xlink:show="embed" xlink:actuate="onLoad"/></draw:frame></text:p>
      <text:h text:style-name="Heading_20_1" text:outline-level="1">Backprop</text:h>
      <text:p text:style-name="First_20_paragraph">To be documented.</text:p>
      <text:h text:style-name="Heading_20_1" text:outline-level="1">C++ Interface</text:h>
      <text:p text:style-name="First_20_paragraph">ngraph::op::v0::D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t</dc:title>
  </office:meta>
</office:document-meta>
</file>

<file path=Formula-0/content.xml><?xml version="1.0" encoding="utf-8"?>
<math xmlns="http://www.w3.org/1998/Math/MathML" display="inline">
  <mrow>
    <mi>m</mi>
    <mo>=</mo>
    <mn>0</mn>
  </mrow>
</math>
</file>

<file path=Formula-10/content.xml><?xml version="1.0" encoding="utf-8"?>
<math xmlns="http://www.w3.org/1998/Math/MathML" display="inline">
  <mrow>
    <mi>p</mi>
    <mo>=</mo>
    <mn>1</mn>
  </mrow>
</math>
</file>

<file path=Formula-12/content.xml><?xml version="1.0" encoding="utf-8"?>
<math xmlns="http://www.w3.org/1998/Math/MathML" display="inline">
  <mrow>
    <mi>m</mi>
    <mo>=</mo>
    <mn>1</mn>
  </mrow>
</math>
</file>

<file path=Formula-14/content.xml><?xml version="1.0" encoding="utf-8"?>
<math xmlns="http://www.w3.org/1998/Math/MathML" display="inline">
  <mrow>
    <mi>n</mi>
    <mo>=</mo>
    <mi>p</mi>
    <mo>=</mo>
    <mn>2</mn>
  </mrow>
</math>
</file>

<file path=Formula-16/content.xml><?xml version="1.0" encoding="utf-8"?>
<math xmlns="http://www.w3.org/1998/Math/MathML" display="inline">
  <mrow>
    <mo stretchy="false" form="prefix">(</mo>
    <msub>
      <mi>i</mi>
      <mn>1</mn>
    </msub>
    <mo>,</mo>
    <mi>…</mi>
    <mo>,</mo>
    <msub>
      <mi>i</mi>
      <mi>n</mi>
    </msub>
    <mo>,</mo>
    <msub>
      <mi>j</mi>
      <mn>1</mn>
    </msub>
    <mo>,</mo>
    <mi>…</mi>
    <mo>,</mo>
    <msub>
      <mi>j</mi>
      <mi>m</mi>
    </msub>
    <mo stretchy="false" form="postfix">)</mo>
  </mrow>
</math>
</file>

<file path=Formula-18/content.xml><?xml version="1.0" encoding="utf-8"?>
<math xmlns="http://www.w3.org/1998/Math/MathML" display="inline">
  <mrow>
    <mo stretchy="false" form="prefix">(</mo>
    <msub>
      <mi>j</mi>
      <mn>1</mn>
    </msub>
    <mo>,</mo>
    <mi>…</mi>
    <mo>,</mo>
    <msub>
      <mi>j</mi>
      <mi>m</mi>
    </msub>
    <mo>,</mo>
    <msub>
      <mi>k</mi>
      <mn>1</mn>
    </msub>
    <mo>,</mo>
    <mi>…</mi>
    <mo>,</mo>
    <msub>
      <mi>k</mi>
      <mi>p</mi>
    </msub>
    <mo stretchy="false" form="postfix">)</mo>
  </mrow>
</math>
</file>

<file path=Formula-2/content.xml><?xml version="1.0" encoding="utf-8"?>
<math xmlns="http://www.w3.org/1998/Math/MathML" display="inline">
  <mrow>
    <mi>n</mi>
    <mo>=</mo>
    <mn>1</mn>
  </mrow>
</math>
</file>

<file path=Formula-20/content.xml><?xml version="1.0" encoding="utf-8"?>
<math xmlns="http://www.w3.org/1998/Math/MathML" display="inline">
  <mi>m</mi>
</math>
</file>

<file path=Formula-22/content.xml><?xml version="1.0" encoding="utf-8"?>
<math xmlns="http://www.w3.org/1998/Math/MathML" display="inline">
  <mrow>
    <mo stretchy="false" form="prefix">(</mo>
    <msub>
      <mi>i</mi>
      <mn>1</mn>
    </msub>
    <mo>,</mo>
    <mi>…</mi>
    <mo>,</mo>
    <msub>
      <mi>i</mi>
      <mi>n</mi>
    </msub>
    <mo>,</mo>
    <msub>
      <mi>k</mi>
      <mn>1</mn>
    </msub>
    <mo>,</mo>
    <mi>…</mi>
    <mo>,</mo>
    <msub>
      <mi>k</mi>
      <mi>p</mi>
    </msub>
    <mo stretchy="false" form="postfix">)</mo>
  </mrow>
</math>
</file>

<file path=Formula-24/content.xml><?xml version="1.0" encoding="utf-8"?>
<math xmlns="http://www.w3.org/1998/Math/MathML" display="block">
  <mtable>
    <mtr>
      <mtd columnalign="right">
        <msub>
          <mstyle mathvariant="monospace">
            <mi>𝚘</mi>
            <mi>𝚞</mi>
            <mi>𝚝</mi>
            <mi>𝚙</mi>
            <mi>𝚞</mi>
            <mi>𝚝</mi>
          </mstyle>
          <mrow>
            <msub>
              <mi>i</mi>
              <mn>1</mn>
            </msub>
            <mo>,</mo>
            <mi>…</mi>
            <mo>,</mo>
            <msub>
              <mi>i</mi>
              <mi>n</mi>
            </msub>
            <mo>,</mo>
            <msub>
              <mi>k</mi>
              <mn>1</mn>
            </msub>
            <mo>,</mo>
            <mi>…</mi>
            <mo>,</mo>
            <msub>
              <mi>k</mi>
              <mi>p</mi>
            </msub>
          </mrow>
        </msub>
        <mo>=</mo>
        <mrow>
          <mo stretchy="true" form="prefix">{</mo>
          <mtable>
            <mtr>
              <mtd columnalign="left">
                <msub>
                  <mstyle mathvariant="monospace">
                    <mi>𝚊</mi>
                    <mi>𝚛</mi>
                    <mi>𝚐</mi>
                    <mn>0</mn>
                  </mstyle>
                  <mrow>
                    <msub>
                      <mi>i</mi>
                      <mn>1</mn>
                    </msub>
                    <mo>,</mo>
                    <mi>…</mi>
                    <mo>,</mo>
                    <msub>
                      <mi>i</mi>
                      <mi>n</mi>
                    </msub>
                  </mrow>
                </msub>
                <mo>⋅</mo>
                <msub>
                  <mstyle mathvariant="monospace">
                    <mi>𝚊</mi>
                    <mi>𝚛</mi>
                    <mi>𝚐</mi>
                    <mn>1</mn>
                  </mstyle>
                  <mrow>
                    <msub>
                      <mi>k</mi>
                      <mn>1</mn>
                    </msub>
                    <mo>,</mo>
                    <mi>…</mi>
                    <mo>,</mo>
                    <msub>
                      <mi>k</mi>
                      <mi>p</mi>
                    </msub>
                  </mrow>
                </msub>
              </mtd>
              <mtd columnalign="left">
                <mrow>
                  <mtext mathvariant="normal">if </mtext>
                  <mspace width="0.333em"/>
                </mrow>
                <mi>m</mi>
                <mo>=</mo>
                <mn>0</mn>
                <mo>,</mo>
              </mtd>
            </mtr>
            <mtr>
              <mtd columnalign="left">
                <munder>
                  <mo>∑</mo>
                  <mrow>
                    <msub>
                      <mi>j</mi>
                      <mn>1</mn>
                    </msub>
                    <mo>,</mo>
                    <mi>…</mi>
                    <mo>,</mo>
                    <msub>
                      <mi>j</mi>
                      <mi>m</mi>
                    </msub>
                  </mrow>
                </munder>
                <msub>
                  <mstyle mathvariant="monospace">
                    <mi>𝚊</mi>
                    <mi>𝚛</mi>
                    <mi>𝚐</mi>
                    <mn>0</mn>
                  </mstyle>
                  <mrow>
                    <msub>
                      <mi>i</mi>
                      <mn>1</mn>
                    </msub>
                    <mo>,</mo>
                    <mi>…</mi>
                    <mo>,</mo>
                    <msub>
                      <mi>i</mi>
                      <mi>n</mi>
                    </msub>
                    <mo>,</mo>
                    <msub>
                      <mi>j</mi>
                      <mn>1</mn>
                    </msub>
                    <mo>,</mo>
                    <mi>…</mi>
                    <mo>,</mo>
                    <msub>
                      <mi>j</mi>
                      <mi>m</mi>
                    </msub>
                  </mrow>
                </msub>
                <mo>⋅</mo>
                <msub>
                  <mstyle mathvariant="monospace">
                    <mi>𝚊</mi>
                    <mi>𝚛</mi>
                    <mi>𝚐</mi>
                    <mn>1</mn>
                  </mstyle>
                  <mrow>
                    <msub>
                      <mi>j</mi>
                      <mn>1</mn>
                    </msub>
                    <mo>,</mo>
                    <mi>…</mi>
                    <mo>,</mo>
                    <msub>
                      <mi>j</mi>
                      <mi>m</mi>
                    </msub>
                    <mo>,</mo>
                    <msub>
                      <mi>k</mi>
                      <mn>1</mn>
                    </msub>
                    <mo>,</mo>
                    <mi>…</mi>
                    <mo>,</mo>
                    <msub>
                      <mi>k</mi>
                      <mi>p</mi>
                    </msub>
                  </mrow>
                </msub>
              </mtd>
              <mtd columnalign="left">
                <mtext mathvariant="normal">otherwise</mtext>
                <mi>.</mi>
              </mtd>
            </mtr>
          </mtable>
        </mrow>
      </mtd>
    </mtr>
  </mtable>
</math>
</file>

<file path=Formula-4/content.xml><?xml version="1.0" encoding="utf-8"?>
<math xmlns="http://www.w3.org/1998/Math/MathML" display="inline">
  <mrow>
    <mi>p</mi>
    <mo>=</mo>
    <mn>1</mn>
  </mrow>
</math>
</file>

<file path=Formula-6/content.xml><?xml version="1.0" encoding="utf-8"?>
<math xmlns="http://www.w3.org/1998/Math/MathML" display="inline">
  <mrow>
    <mi>m</mi>
    <mo>=</mo>
    <mn>1</mn>
  </mrow>
</math>
</file>

<file path=Formula-8/content.xml><?xml version="1.0" encoding="utf-8"?>
<math xmlns="http://www.w3.org/1998/Math/MathML" display="inline">
  <mrow>
    <mi>n</mi>
    <mo>=</mo>
    <mn>2</mn>
  </mrow>
</math>
</file>